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77.74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78.94pt"/>
    </style:style>
    <style:style style:name="co92" style:family="table-column">
      <style:table-column-properties fo:break-before="auto" style:column-width="145.19pt"/>
    </style:style>
    <style:style style:name="co93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normal" style:font-weight-asian="normal" style:font-weight-complex="normal"/>
    </style:style>
    <style:style style:name="ce68" style:family="table-cell" style:parent-style-name="Default" style:data-style-name="N124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1" style:family="table-cell" style:parent-style-name="Default" style:data-style-name="N104">
      <style:text-properties fo:font-weight="bold" style:font-weight-asian="bold" style:font-weight-complex="bold"/>
    </style:style>
    <style:style style:name="ce72" style:family="table-cell" style:parent-style-name="Default" style:data-style-name="N75"/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7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70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7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7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7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7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7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8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North (Holiday Inn Expres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HANGE THIS TO 8:30 AM DEPARTUR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0:.D34])" office:value-type="float" office:value="362.4" calcext:value-type="float">
            <text:p>362.4</text:p>
          </table:table-cell>
          <table:table-cell/>
          <table:table-cell table:style-name="ce1" table:formula="of:=SUM([.F30:.F34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8" table:formula="of:=SUM([.D37:.D40])" office:value-type="float" office:value="250" calcext:value-type="float">
            <text:p>250.0</text:p>
          </table:table-cell>
          <table:table-cell/>
          <table:table-cell table:style-name="ce1" table:formula="of:=SUM([.F37:.F40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9" table:formula="of:=SUM([.D7];[.D14];[.D21];[.D28];[.D35];[.D41])" office:value-type="float" office:value="1847.6" calcext:value-type="float">
            <text:p>1847.6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2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1" table:formula="of:=SUM([.E2:.E6])" office:value-type="currency" office:currency="USD" office:value="777.37" calcext:value-type="currency">
            <text:p>$777.37</text:p>
          </table:table-cell>
          <table:table-cell table:style-name="ce71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71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1" table:number-columns-repeated="2" table:default-cell-style-name="ce73"/>
        <table:table-column table:style-name="co92" table:default-cell-style-name="Default"/>
        <table:table-column table:style-name="co93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04:03:11.022847010</dc:date>
    <meta:editing-duration>P22DT13H49M41S</meta:editing-duration>
    <meta:editing-cycles>405</meta:editing-cycles>
    <meta:generator>LibreOffice/5.1.6.2$Linux_X86_64 LibreOffice_project/10m0$Build-2</meta:generator>
    <meta:document-statistic meta:table-count="12" meta:cell-count="5386" meta:object-count="0"/>
  </office:meta>
</office:document-meta>
</file>